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088" officeooo:paragraph-rsid="000dd088"/>
    </style:style>
    <style:style style:name="P2" style:family="paragraph" style:parent-style-name="Standard">
      <style:text-properties officeooo:rsid="000fb249" officeooo:paragraph-rsid="000fb249"/>
    </style:style>
    <style:style style:name="P3" style:family="paragraph" style:parent-style-name="Standard">
      <style:text-properties officeooo:rsid="001095ec" officeooo:paragraph-rsid="001095ec"/>
    </style:style>
    <style:style style:name="P4" style:family="paragraph" style:parent-style-name="Standard">
      <style:text-properties officeooo:rsid="0011ae8e" officeooo:paragraph-rsid="0011ae8e"/>
    </style:style>
    <style:style style:name="P5" style:family="paragraph" style:parent-style-name="Standard">
      <style:text-properties officeooo:rsid="0011ae8e" officeooo:paragraph-rsid="0011ae8e"/>
    </style:style>
    <style:style style:name="P6" style:family="paragraph" style:parent-style-name="Standard">
      <style:text-properties officeooo:rsid="0016418c" officeooo:paragraph-rsid="0016418c"/>
    </style:style>
    <style:style style:name="T1" style:family="text">
      <style:text-properties officeooo:rsid="001095ec"/>
    </style:style>
    <style:style style:name="T2" style:family="text">
      <style:text-properties officeooo:rsid="0013c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d - <text:s/>trás a sada do caminho local onde estamos logado no terminal</text:p>
      <text:p text:style-name="P1">dir – lista os <text:span text:style-name="T2">diretórios</text:span></text:p>
      <text:p text:style-name="P1">ls – comando especifico para fazer a listagem </text:p>
      <text:p text:style-name="P1">ls nome da pasta – listar dentro de uma pasta especifica</text:p>
      <text:p text:style-name="P2">ls -l – lista <text:span text:style-name="T2">diretório</text:span> com detalhes</text:p>
      <text:p text:style-name="P2">ls -- help - <text:s text:c="2"/><text:span text:style-name="T1">arquivo de ajuda</text:span></text:p>
      <text:p text:style-name="P2">man ls- <text:s/><text:span text:style-name="T2">tras</text:span> o manual do ls</text:p>
      <text:p text:style-name="P2">q – sai do manual</text:p>
      <text:p text:style-name="P1">cd <text:s/>nome da pasta - <text:s/>entrar em uma pasta especifica </text:p>
      <text:p text:style-name="P2">cd .. - retorna um <text:span text:style-name="T2">diretório</text:span></text:p>
      <text:p text:style-name="P2">cd / - direciona para o caminho raiz</text:p>
      <text:p text:style-name="P2">mkdir nome da pasta – criar uma pasta </text:p>
      <text:p text:style-name="P3">cd ~ - volta para a pasta pessoal</text:p>
      <text:p text:style-name="P3">history – lista de comando utilizados durante a execução</text:p>
      <text:p text:style-name="P4">mv nome da pasta atual e nome da pasta que deseja – renomear</text:p>
      <text:p text:style-name="P4">mv nome da pasta nome do local que deseja mover – move a pasta</text:p>
      <text:p text:style-name="P4">touch nome do arquivo – cria arquivo vazio </text:p>
      <text:p text:style-name="P4">cp nome do arquivo /nome do <text:span text:style-name="T2">diretório</text:span> – faz uma copia para o <text:span text:style-name="T2">diretório</text:span> selecionado</text:p>
      <text:p text:style-name="P4">clear – limpa o terminal</text:p>
      <text:p text:style-name="P4">rm nome do arquivo – apaga um arquivo</text:p>
      <text:p text:style-name="P4">rmdir nome da pasta – remove os <text:span text:style-name="T2">diretórios</text:span></text:p>
      <text:p text:style-name="P6"/>
      <text:p text:style-name="P3"/>
      <text:p text:style-name="P3">Atalhos</text:p>
      <text:p text:style-name="P3"/>
      <text:p text:style-name="P3">Ctrl+C – cancela o comando atual</text:p>
      <text:p text:style-name="P3">Ctrl+Z– pausa o comando atual, em primeiro plano ou segundo plano.</text:p>
      <text:p text:style-name="P3">Ctrl+D – faz logout as sessão atual – sai do terminal</text:p>
      <text:p text:style-name="P3">Ctrl+W – apaga uma palavra na linha atual.</text:p>
      <text:p text:style-name="P3">Ctrl+U – apaga a linha inteira</text:p>
      <text:p text:style-name="P3">Ctrl+R – busca um comando recente. </text:p>
      <text:p text:style-name="P6">shift+insert – cola algo copiado</text:p>
      <text:p text:style-name="P6">Ctrl+insert – copia algo do terminal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20:25:55.579557128</meta:creation-date>
    <dc:date>2021-02-09T21:55:15.718120475</dc:date>
    <meta:editing-duration>PT2M5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0" meta:word-count="221" meta:character-count="1232" meta:non-whitespace-character-count="1008"/>
  </office:meta>
</office:document-meta>
</file>